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ohit Bengali" svg:font-family="'Lohit Benga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ohit Bengali" officeooo:rsid="001403e9" officeooo:paragraph-rsid="001403e9"/>
    </style:style>
    <style:style style:name="P2" style:family="paragraph" style:parent-style-name="Standard">
      <style:text-properties style:font-name="Lohit Bengali" fo:text-shadow="none" fo:font-weight="bold" officeooo:rsid="001403e9" officeooo:paragraph-rsid="001403e9" style:font-weight-asian="bold" style:font-weight-complex="bold"/>
    </style:style>
    <style:style style:name="P3" style:family="paragraph" style:parent-style-name="Standard">
      <style:text-properties style:font-name="Lohit Bengali" officeooo:rsid="00145675" officeooo:paragraph-rsid="00145675"/>
    </style:style>
    <style:style style:name="P4" style:family="paragraph" style:parent-style-name="Standard">
      <style:text-properties style:font-name="Lohit Bengali" officeooo:rsid="00155cc1" officeooo:paragraph-rsid="00155cc1"/>
    </style:style>
    <style:style style:name="P5" style:family="paragraph" style:parent-style-name="Standard">
      <style:text-properties style:font-name="Lohit Bengali" officeooo:rsid="0017eda1" officeooo:paragraph-rsid="0017eda1"/>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ravel 5:</text:p>
      <text:p text:style-name="P1">En la carpeta app/ ahora está encargada exclusivamente de alojar las clases de nuestra aplicación y usa el esquema PSR-4. Acá es donde pasaremos la mayor parte del tiempo de desarrollo de nuestra aplicación.</text:p>
      <text:p text:style-name="P1"/>
      <text:p text:style-name="P3">.env:</text:p>
      <text:p text:style-name="P3">Dentro del archivo .env se configuran los accesos a la base de datos como el nombre el usuario y el password (este archivo no sera subido a git) </text:p>
      <text:p text:style-name="P3"/>
      <text:p text:style-name="P4">En Laravel 5 los middleware (que en Laravel 4 se conocían como “Filtros”) están en el medio de la petición de usuario y el código para ejecutar dicha petición, y nos permiten proteger rutas entre otras utilidades.</text:p>
      <text:p text:style-name="P4"/>
      <text:p text:style-name="P5"><text:span text:style-name="T1">Las migraciones</text:span> son una serie de archivos y clases en PHP que actúan como un control de versiones de base de datos, tanto para crear las tablas al inicio del desarrollo de nuestra aplicación, como para realizar cambios como agregar o eliminar una tabla, agregar o eliminar una columna y así sucesivamente, a medida que desarrollamos nuestro proyecto.</text:p>
      <text:p text:style-name="P5"/>
      <text:p text:style-name="P5">Las migraciones permiten definir las tablas con programación orientada a objetos en vez de SQL, lo cual nos da portabilidad a los diferentes motores que soporta Laravel: MySQL, Postgres, SQLite, y SQL Server.</text:p>
      <text:p text:style-name="P5"/>
      <text:p text:style-name="P5">También son ideales para que nuestro equipo de trabajo mantenga los cambios y pueda ejecutarlos con un comando en vez de estar adivinando que SQLs cargar y cuales 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ohit Bengali" svg:font-family="'Lohit Benga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G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lix </meta:initial-creator>
    <meta:creation-date>2015-12-21T13:30:09.647618755</meta:creation-date>
    <dc:date>2015-12-22T09:01:12.624916564</dc:date>
    <dc:creator>Felix </dc:creator>
    <meta:editing-duration>PT6H40M2S</meta:editing-duration>
    <meta:editing-cycles>5</meta:editing-cycles>
    <meta:generator>LibreOffice/5.0.3.2$Linux_X86_64 LibreOffice_project/00m0$Build-2</meta:generator>
    <meta:document-statistic meta:table-count="0" meta:image-count="0" meta:object-count="0" meta:page-count="1" meta:paragraph-count="8" meta:word-count="222" meta:character-count="1304" meta:non-whitespace-character-count="1089"/>
  </office:meta>
</office:document-meta>
</file>